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3cm" fo:min-width="4.3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696cm" svg:height="15.832cm" draw:transform="rotate (-1.5707963267949) translate (16.2375761493452cm 8.17848219061621cm)" svg:viewBox="0 0 17697 15833" svg:d="M16253 15488c2250-1250 1350-5500 750-6500s-1881 53-3250-1250 370-4976-2000-6750-7745-879-9750 500-2017 4397-2000 6750 3250 4000 5750 5000c2595 1038 8250 3500 10500 2250z">
            <text:p/>
          </draw:path>
          <draw:frame draw:style-name="gr2" draw:text-style-name="P3" draw:layer="layout" svg:width="4.833cm" svg:height="7.803cm" svg:x="1.3cm" svg:y="1.781cm">
            <draw:text-box>
              <text:p text:style-name="P2"><text:span text:style-name="T1">Rôle du</text:span></text:p>
              <text:p text:style-name="P2"><text:span text:style-name="T1">pôle</text:span></text:p>
              <text:p text:style-name="P2"><text:span text:style-name="T1">Médiateur.</text:span></text:p>
              <text:p text:style-name="P2"><text:span text:style-name="T1">Accent</text:span></text:p>
              <text:p text:style-name="P2"><text:span text:style-name="T1">sur la</text:span></text:p>
              <text:p text:style-name="P2"><text:span text:style-name="T1">Médiation.</text:span></text:p>
              <text:p text:style-name="P2"><text:span text:style-name="T1">Sur</text:span></text:p>
              <text:p text:style-name="P2"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2T18:50:35.889611774</dc:date>
    <meta:editing-duration>PT8H48M41S</meta:editing-duration>
    <meta:editing-cycles>47</meta:editing-cycles>
    <meta:generator>LibreOffice/7.5.5.2$Linux_X86_64 LibreOffice_project/50$Build-2</meta:generator>
    <meta:document-statistic meta:object-count="3"/>
  </office:meta>
</office:document-meta>
</file>